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0cm" fo:min-width="0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5cm" svg:height="3.175cm" svg:x="9.525cm" svg:y="12.7cm">
          <text:p text:style-name="P1"><text:span text:style-name="T1">libhis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27cm" svg:x="10.16cm" svg:y="13.97cm">
          <text:p text:style-name="P1"><text:span text:style-name="T1">hist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152cm" draw:shadow-offset-y="0.152cm" draw:shadow-color="#c0c0c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16T16:53:41</meta:creation-date>
    <dc:date>2005-12-07T22:22:15</dc:date>
    <dc:language>en-US</dc:language>
    <meta:editing-cycles>3</meta:editing-cycles>
    <meta:editing-duration>PT17M17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